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1acde2" officeooo:paragraph-rsid="001acde2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acde2" officeooo:paragraph-rsid="001caa52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2190e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bb28" officeooo:paragraph-rsid="001dbb28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dbb28" officeooo:paragraph-rsid="001dc44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c44a" officeooo:paragraph-rsid="001e1a03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e1a03" officeooo:paragraph-rsid="001e1a0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f7750" officeooo:paragraph-rsid="001f775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03f4b" officeooo:paragraph-rsid="001f775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b81c" officeooo:paragraph-rsid="0020b81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0b81c" officeooo:paragraph-rsid="0028525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190e1" officeooo:paragraph-rsid="002190e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190e1" officeooo:paragraph-rsid="002a3d0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5d143" officeooo:paragraph-rsid="0025d14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a005" officeooo:paragraph-rsid="0026a00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a3d0a" officeooo:paragraph-rsid="002a3d0a" style:font-size-asian="14pt" style:font-size-complex="14pt"/>
    </style:style>
    <style:style style:name="P19" style:family="paragraph" style:parent-style-name="Standard">
      <style:paragraph-properties fo:line-height="150%" style:writing-mode="lr-tb"/>
      <style:text-properties style:font-name="Ubuntu" fo:font-size="14pt" fo:font-weight="bold" officeooo:rsid="002c0d5f" officeooo:paragraph-rsid="002c0d5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4pt" officeooo:rsid="002190e1" officeooo:paragraph-rsid="002190e1" fo:background-color="#dddddd" style:font-size-asian="14pt" style:font-size-complex="14pt"/>
    </style:style>
    <style:style style:name="T1" style:family="text">
      <style:text-properties officeooo:rsid="001ae0cc"/>
    </style:style>
    <style:style style:name="T2" style:family="text">
      <style:text-properties officeooo:rsid="001caa52"/>
    </style:style>
    <style:style style:name="T3" style:family="text">
      <style:text-properties officeooo:rsid="001dc44a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acde2" fo:background-color="#dddddd" loext:char-shading-value="0"/>
    </style:style>
    <style:style style:name="T6" style:family="text">
      <style:text-properties officeooo:rsid="001f7750"/>
    </style:style>
    <style:style style:name="T7" style:family="text">
      <style:text-properties officeooo:rsid="002190e1"/>
    </style:style>
    <style:style style:name="T8" style:family="text">
      <style:text-properties officeooo:rsid="0026a00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525d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8525d"/>
    </style:style>
    <style:style style:name="T13" style:family="text">
      <style:text-properties officeooo:rsid="002c0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MACSS</text:h>
      <text:p text:style-name="P3">SMACSS (arquitetura escalavel e modular para CSS) são determinadas convenções adotadas para o projeto seguir padrões que fazem parte dessa arquitetura, é uma abordagem mais pratica/consistente para escrever um CSS melhor e mais profissional, ou seja, é um padrão para fazer as coisas.</text:p>
      <text:p text:style-name="P3"/>
      <text:p text:style-name="P4">Existem 5 categorias principais na arquitetura SMACSS, <text:span text:style-name="T2">c</text:span><text:span text:style-name="T1">ada categoria terá seu tipo de regra especifica</text:span>: Base, Layout, módulo (module), estado (state) e tema (theme).</text:p>
      <text:h text:style-name="P1" text:outline-level="2">Base</text:h>
      <text:p text:style-name="P6">Regras de base são regras padrão, são definições mais gerais, abrangentes ou genericas: seletores de elemento, seletores de atributo, pseudo-classes, seletores mais avançados etc.</text:p>
      <text:p text:style-name="P7">Dentro dos estilos da categoria base não é preciso ter todas as regras. Normalize é um bom exemplo do que poderia se considerar como regras de base dentro de SMACSS:</text:p>
      <text:p text:style-name="P7">- <text:span text:style-name="T3">um folha css com regras de base</text:span></text:p>
      <text:h text:style-name="P1" text:outline-level="2">layout</text:h>
      <text:p text:style-name="P8">É a divisão em seções maiores e mais abrangentes do site, <text:span text:style-name="T6">ou seja, divide a pagina em partes maiores/mais abrangentes</text:span>: header, main, footer, sidebar etc. Geralmente na categoria layout é inserido o prefixo “l-” ou “layout-”: </text:p>
      <text:p text:style-name="P9"><text:span text:style-name="T5">c</text:span><text:span text:style-name="T4">lass=”l-classe” → </text:span><text:span text:style-name="T5">.l-classe {} </text:span></text:p>
      <text:p text:style-name="P9"><text:span text:style-name="T4">class=”layout-classe” → </text:span><text:span text:style-name="T5">.layout-classe {} </text:span></text:p>
      <text:p text:style-name="P9"/>
      <text:h text:style-name="P1" text:outline-level="2"><text:soft-page-break/>Módulo (Module)</text:h>
      <text:p text:style-name="P16">São elementos que podem ser reutilizados em qualquer contexto, são a menor unidade portavel de uma interface. Podem ser chamados tambem de “componentes”, os dois tem o mesmo significado a única coisa que irá mudar é o prefixo.</text:p>
      <text:p text:style-name="P16"/>
      <text:p text:style-name="P16">É necessario evitar propriedades de posicionamento, dimensões, margens e afins para não prejudicar a portabilidade, <text:span text:style-name="T8">alem disso o</text:span>s modulos ou componentes quase sempre serão encontrados dentro de layouts, por isso é melhor trabalhar essas <text:span text:style-name="T8">propriedades</text:span> no layout/wrapper que envolve o modulo/componente, pois assim o componente sempre vai ser adequado ao layout/wrapper onde ele se encontra.</text:p>
      <text:p text:style-name="P10"/>
      <text:p text:style-name="P17"><text:span text:style-name="T9">Obs:</text:span> Nos módulos é proibido usar IDs e/ou seletores de elemento</text:p>
      <text:p text:style-name="P11"/>
      <text:p text:style-name="P17"><text:span text:style-name="T9">Prefixo:</text:span> <text:span text:style-name="T4">module- </text:span><text:span text:style-name="T11"><text:s/>ou </text:span><text:span text:style-name="T4"><text:s/>c-</text:span></text:p>
      <text:h text:style-name="P1" text:outline-level="2">Estado (State)</text:h>
      <text:p text:style-name="P12">Descreve como <text:span text:style-name="T12">o elemento se</text:span> comporta em determinadas situações em determinados estados: ativo, inativo, oculto, não oculto, invisivel, visivel <text:span text:style-name="T12">etc.</text:span></text:p>
      <text:p text:style-name="P12"/>
      <text:p text:style-name="P13">pode ser <text:span text:style-name="T12">inserido em</text:span> modulos e layouts <text:span text:style-name="T12">e </text:span>geralmente indica uma dependencia de codigo js, <text:span text:style-name="T12">pois </text:span>são estados que dinamicamente podem ser alterados.</text:p>
      <text:p text:style-name="P12"/>
      <text:p text:style-name="P12"><text:span text:style-name="T10">P</text:span><text:span text:style-name="T9">refixo:</text:span> is-</text:p>
      <text:p text:style-name="P12"><text:soft-page-break/><text:span text:style-name="T12">Q</text:span>uando uma regra de estado é feita especialmente para algum modulo, o nome d<text:span text:style-name="T12">a</text:span> classe <text:span text:style-name="T12">estado </text:span>pode ter o mesmo nome <text:span text:style-name="T12">da classe do elemento</text:span>: <text:span text:style-name="T4">.tab {} </text:span><text:s/>→ <text:span text:style-name="T4">.is-tab-active {} </text:span></text:p>
      <text:h text:style-name="P1" text:outline-level="2">Tema (Theme)</text:h>
      <text:p text:style-name="P18">É uma convenção feita para sobrescrever determinados visuais por determinados temas: dark mode, tema de natal, aniversario do projeto/empresa etc. <text:span text:style-name="T13">Para fazer isso </text:span><text:span text:style-name="T7">é necessario </text:span><text:span text:style-name="T13">inserir uma</text:span><text:span text:style-name="T7"> tematica por cima </text:span><text:span text:style-name="T13">do</text:span><text:span text:style-name="T7"> visual já existe</text:span><text:span text:style-name="T13">nte, ou seja, S</text:span><text:span text:style-name="T7">erve para sobrescrever outras regras de outras categorias de SMACSS – base, layout, modulo ou estado.</text:span></text:p>
      <text:p text:style-name="P14"/>
      <text:p text:style-name="P15"><text:span text:style-name="T13">É</text:span> possível se beneficiar com sobrescrita de coisas que já existem, ou sobrescrever variaveis <text:span text:style-name="T13">para</text:span> <text:span text:style-name="T13">o</text:span> visual mudar</text:p>
      <text:p text:style-name="P14"/>
      <text:p text:style-name="P19">Ex:</text:p>
      <text:p text:style-name="P20">Tema: pascoa (easter.css) </text:p>
      <text:p text:style-name="P20">:root { --main-color: blue; } </text:p>
      <text:p text:style-name="P20">.easter:root { --main-color: pink;} 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08:04:47.636000000</meta:creation-date>
    <dc:date>2023-11-15T15:05:18.350000000</dc:date>
    <meta:editing-duration>PT7H10S</meta:editing-duration>
    <meta:editing-cycles>22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28" meta:word-count="449" meta:character-count="2901" meta:non-whitespace-character-count="2471"/>
  </office:meta>
</office:document-meta>
</file>